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dca10" officeooo:paragraph-rsid="001dca10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dca10" officeooo:paragraph-rsid="00207a1a" style:font-size-asian="14pt" style:font-size-complex="14pt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size="14pt" officeooo:rsid="001dca10" officeooo:paragraph-rsid="001dca10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207a1a" officeooo:paragraph-rsid="00207a1a" style:font-size-asian="14pt" style:font-size-complex="14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499cm"/>
          <style:tab-stop style:position="3.205cm"/>
          <style:tab-stop style:position="11.7cm"/>
          <style:tab-stop style:position="12.788cm"/>
          <style:tab-stop style:position="14.787cm"/>
          <style:tab-stop style:position="16.611cm"/>
        </style:tab-stops>
      </style:paragraph-properties>
      <style:text-properties fo:font-size="14pt" officeooo:rsid="00207a1a" officeooo:paragraph-rsid="00207a1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paragraph-rsid="0021f293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21f293" officeooo:paragraph-rsid="0021f293" style:font-size-asian="14pt" style:font-size-complex="14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1.293cm"/>
          <style:tab-stop style:position="11.994cm"/>
        </style:tab-stops>
      </style:paragraph-properties>
      <style:text-properties fo:font-size="14pt" officeooo:rsid="0021f293" officeooo:paragraph-rsid="00239a80" style:font-size-asian="14pt" style:font-size-complex="14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293cm"/>
          <style:tab-stop style:position="5.703cm"/>
          <style:tab-stop style:position="7.408cm"/>
          <style:tab-stop style:position="11.994cm"/>
        </style:tab-stops>
      </style:paragraph-properties>
      <style:text-properties fo:font-size="14pt" officeooo:rsid="0021f293" officeooo:paragraph-rsid="00239a80" style:font-size-asian="14pt" style:font-size-complex="14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293cm"/>
          <style:tab-stop style:position="11.994cm"/>
        </style:tab-stops>
      </style:paragraph-properties>
      <style:text-properties fo:font-size="14pt" officeooo:rsid="00239a80" officeooo:paragraph-rsid="00239a80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2pt" officeooo:rsid="001dca10" officeooo:paragraph-rsid="00207a1a" style:font-size-asian="12pt" style:font-size-complex="12pt"/>
    </style:style>
    <style:style style:name="P12" style:family="paragraph" style:parent-style-name="Standard">
      <style:paragraph-properties fo:margin-top="0cm" fo:margin-bottom="0.3cm" style:contextual-spacing="false" fo:text-align="center" style:justify-single-word="false"/>
      <style:text-properties fo:font-size="16pt" fo:font-weight="bold" officeooo:rsid="00207a1a" officeooo:paragraph-rsid="00207a1a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top="0cm" fo:margin-bottom="0.3cm" style:contextual-spacing="false" fo:text-align="center" style:justify-single-word="false"/>
      <style:text-properties fo:font-size="16pt" fo:font-weight="bold" officeooo:rsid="00207a1a" officeooo:paragraph-rsid="0021f293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top="0cm" fo:margin-bottom="0.199cm" style:contextual-spacing="false" fo:text-align="justify" style:justify-single-word="false">
        <style:tab-stops>
          <style:tab-stop style:position="1.293cm"/>
          <style:tab-stop style:position="7.615cm"/>
          <style:tab-stop style:position="11.113cm"/>
        </style:tab-stops>
      </style:paragraph-properties>
      <style:text-properties fo:font-size="14pt" officeooo:rsid="0021f293" officeooo:paragraph-rsid="00239a80" style:font-size-asian="14pt" style:font-size-complex="14pt"/>
    </style:style>
    <style:style style:name="P15" style:family="paragraph" style:parent-style-name="Standard">
      <style:paragraph-properties fo:margin-top="0.199cm" fo:margin-bottom="0.199cm" style:contextual-spacing="false" fo:text-align="center" style:justify-single-word="false"/>
      <style:text-properties fo:font-size="14pt" officeooo:rsid="0021f293" officeooo:paragraph-rsid="0021f293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272acf" officeooo:paragraph-rsid="00272acf" style:font-size-asian="16pt" style:font-size-complex="1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1f293"/>
    </style:style>
    <style:style style:name="T3" style:family="text">
      <style:text-properties style:text-underline-style="solid" style:text-underline-width="auto" style:text-underline-color="font-color" officeooo:rsid="00239a80"/>
    </style:style>
    <style:style style:name="T4" style:family="text">
      <style:text-properties style:text-underline-style="solid" style:text-underline-width="auto" style:text-underline-color="font-color" officeooo:rsid="00243e41"/>
    </style:style>
    <style:style style:name="T5" style:family="text">
      <style:text-properties style:text-underline-style="solid" style:text-underline-width="auto" style:text-underline-color="font-color" officeooo:rsid="00260433"/>
    </style:style>
    <style:style style:name="T6" style:family="text">
      <style:text-properties style:text-underline-style="solid" style:text-underline-width="auto" style:text-underline-color="font-color" officeooo:rsid="0029154e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243e41"/>
    </style:style>
    <style:style style:name="T9" style:family="text">
      <style:text-properties officeooo:rsid="00239a80"/>
    </style:style>
    <style:style style:name="T10" style:family="text">
      <style:text-properties officeooo:rsid="00260433"/>
    </style:style>
    <style:style style:name="T11" style:family="text">
      <style:text-properties officeooo:rsid="00272a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Министерство образования и науки Российской Федерации </text:p>
      <text:p text:style-name="P1"/>
      <text:p text:style-name="P11">ФЕДЕРАЛЬНОЕ ГОСУДАРСТВЕННОЕ АВТОНОМНОЕ ОБРАЗОВАТЕЛЬНОЕ <text:line-break/>УЧЕРЕЖДЕНИЕ ВЫСШЕГО ОБРАЗОВАНИЯ</text:p>
      <text:p text:style-name="P2"/>
      <text:p text:style-name="P2"><text:s/>САНКТ-ПЕТЕРБУРГСКИЙ НАЦИОНАЛЬНЫЙ ИССЛЕДОВАТЕЛЬСКИЙ<text:line-break/> УНИВЕРСИТЕТ ИНФОРМАЦИОННЫХ ТЕХНОЛОГИЙ, <text:line-break/>МЕХАНИКИ И ОПТИКИ</text:p>
      <text:p text:style-name="P1"/>
      <text:p text:style-name="P1"/>
      <text:p text:style-name="P1"/>
      <text:p text:style-name="P5"><text:tab/>Кафедра <text:span text:style-name="T1"><text:tab/></text:span><text:span text:style-name="T2">С</text:span><text:span text:style-name="T1">истем упра</text:span><text:span text:style-name="T2">в</text:span><text:span text:style-name="T1">ления и инф</text:span><text:span text:style-name="T2">о</text:span><text:span text:style-name="T1">рматики<text:tab/></text:span><text:span text:style-name="T7"><text:tab/>Группа</text:span><text:span text:style-name="T1"><text:tab/>P4235<text:tab/></text:span></text:p>
      <text:p text:style-name="P4"/>
      <text:p text:style-name="P4"/>
      <text:p text:style-name="P4"/>
      <text:p text:style-name="P4"/>
      <text:p text:style-name="P12">ЛАБОРАТОРНАЯ РАБОТА №<text:span text:style-name="T11">5</text:span></text:p>
      <text:p text:style-name="P13">по курсу: «Адаптивное и робастное управление нелинейными системами»</text:p>
      <text:p text:style-name="P16">Параметризация модели объекта управления</text:p>
      <text:p text:style-name="P6"/>
      <text:p text:style-name="P6"/>
      <text:p text:style-name="P7">Вариант №2</text:p>
      <text:p text:style-name="P7"/>
      <text:p text:style-name="P7"/>
      <text:p text:style-name="P7"/>
      <text:p text:style-name="P8"><text:tab/>Авторы работы:<text:tab/><text:span text:style-name="T9">Антонов Е.С.,</text:span></text:p>
      <text:p text:style-name="P10"><text:tab/><text:tab/>Артемов К.А.</text:p>
      <text:p text:style-name="P8"/>
      <text:p text:style-name="P8"><text:tab/>Преподаватель:<text:tab/><text:span text:style-name="T9">Герасимов Д.Н.</text:span></text:p>
      <text:p text:style-name="P8"/>
      <text:p text:style-name="P8"><text:tab/>«<text:span text:style-name="T5">1</text:span><text:span text:style-name="T6">9</text:span>» сентября 2017 г.</text:p>
      <text:p text:style-name="P8"/>
      <text:p text:style-name="P8"/>
      <text:p text:style-name="P8"/>
      <text:p text:style-name="P14"><text:tab/>Работа выполнена с оценкой<text:tab/><text:span text:style-name="T1"><text:tab/></text:span></text:p>
      <text:p text:style-name="P9"><text:tab/>Дата защиты «<text:span text:style-name="T3"> <text:s text:c="4"/></text:span>» <text:span text:style-name="T1"><text:tab/></text:span><text:span text:style-name="T4"><text:tab/></text:span><text:span text:style-name="T8"> </text:span><text:span text:style-name="T9">2017 г.</text:span></text:p>
      <text:p text:style-name="P7"/>
      <text:p text:style-name="P7"/>
      <text:p text:style-name="P15">Санкт-Петербург</text:p>
      <text:p text:style-name="P7">2017 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28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2:26:08.674092200</meta:creation-date>
    <dc:date>2017-09-19T13:48:44.967714016</dc:date>
    <meta:editing-duration>PT26M7S</meta:editing-duration>
    <meta:editing-cycles>12</meta:editing-cycles>
    <meta:generator>LibreOffice/4.2.8.2$Linux_X86_64 LibreOffice_project/420m0$Build-2</meta:generator>
    <meta:document-statistic meta:table-count="0" meta:image-count="0" meta:object-count="0" meta:page-count="1" meta:paragraph-count="16" meta:word-count="72" meta:character-count="623" meta:non-whitespace-character-count="542"/>
  </office:meta>
</office:document-meta>
</file>